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DAEEF3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DAEEF3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/>
    </style:style>
    <style:style style:name="ce6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7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8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_19968__33324__32_2" style:data-style-name="N6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_19968__33324__32_2" style:data-style-name="N6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6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/>
    </style:style>
    <style:style style:name="ce15" style:family="table-cell" style:parent-style-name="_19968__33324__32_2" style:data-style-name="N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/>
    </style:style>
    <style:style style:name="ce18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DAEEF3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23875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歷年學生輔導人員人數" table:style-name="ta1">
        <table:table-column table:style-name="co1" table:number-columns-repeated="3" table:default-cell-style-name="ce1"/>
        <table:table-column table:style-name="co2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number-columns-spanned="9" table:number-rows-spanned="1" table:style-name="ce9">
            <text:p>歷年學生輔導人員人數統計表, 99-103學年度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2" table:style-name="ce19">
            <text:p>學年度</text:p>
          </table:table-cell>
          <table:table-cell office:value-type="string" table:number-columns-spanned="1" table:number-rows-spanned="2" table:style-name="ce19">
            <text:p>學期</text:p>
          </table:table-cell>
          <table:table-cell office:value-type="string" table:number-columns-spanned="1" table:number-rows-spanned="2" table:style-name="ce19">
            <text:p>專兼任</text:p>
          </table:table-cell>
          <table:table-cell office:value-type="string" table:number-columns-spanned="3" table:number-rows-spanned="1" table:style-name="ce20">
            <text:p>輔導人員數</text:p>
          </table:table-cell>
          <table:covered-table-cell table:number-columns-repeated="2"/>
          <table:table-cell office:value-type="string" table:number-columns-spanned="3" table:number-rows-spanned="1" table:style-name="ce20">
            <text:p>就業輔導人員數</text:p>
          </table:table-cell>
          <table:covered-table-cell table:number-columns-repeated="2"/>
          <table:table-cell table:number-columns-repeated="16375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具專業證照</text:p>
          </table:table-cell>
          <table:table-cell office:value-type="string" table:style-name="ce2">
            <text:p>不具專業證照</text:p>
          </table:table-cell>
          <table:table-cell office:value-type="string" table:style-name="ce2">
            <text:p>總計</text:p>
          </table:table-cell>
          <table:table-cell office:value-type="string" table:style-name="ce3">
            <text:p>具專業證照</text:p>
          </table:table-cell>
          <table:table-cell office:value-type="string" table:style-name="ce3">
            <text:p>不具專業證照</text:p>
          </table:table-cell>
          <table:table-cell office:value-type="string" table:style-name="ce2">
            <text:p>總計</text:p>
          </table:table-cell>
          <table:table-cell table:number-columns-repeated="16375"/>
        </table:table-row>
        <table:table-row table:style-name="ro2">
          <table:table-cell office:value-type="float" office:value="103" table:number-columns-spanned="1" table:number-rows-spanned="4" table:style-name="ce17">
            <text:p>103</text:p>
          </table:table-cell>
          <table:table-cell office:value-type="float" office:value="2" table:number-columns-spanned="1" table:number-rows-spanned="2" table:style-name="ce14">
            <text:p>2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1" table:number-columns-spanned="1" table:number-rows-spanned="2" table:style-name="ce14">
            <text:p>1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table-cell office:value-type="float" office:value="102" table:number-columns-spanned="1" table:number-rows-spanned="4" table:style-name="ce18">
            <text:p>102</text:p>
          </table:table-cell>
          <table:table-cell office:value-type="float" office:value="2" table:number-columns-spanned="1" table:number-rows-spanned="2" table:style-name="ce15">
            <text:p>2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office:value-type="float" office:value="13" table:style-name="ce7">
            <text:p>1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1" table:number-columns-spanned="1" table:number-rows-spanned="2" table:style-name="ce16">
            <text:p>1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table-cell office:value-type="float" office:value="101" table:number-columns-spanned="1" table:number-rows-spanned="4" table:style-name="ce16">
            <text:p>101</text:p>
          </table:table-cell>
          <table:table-cell office:value-type="float" office:value="2" table:number-columns-spanned="1" table:number-rows-spanned="2" table:style-name="ce16">
            <text:p>2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1" table:number-columns-spanned="1" table:number-rows-spanned="2" table:style-name="ce16">
            <text:p>1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table-cell office:value-type="float" office:value="100" table:number-columns-spanned="1" table:number-rows-spanned="4" table:style-name="ce18">
            <text:p>100</text:p>
          </table:table-cell>
          <table:table-cell office:value-type="float" office:value="2" table:number-columns-spanned="1" table:number-rows-spanned="2" table:style-name="ce15">
            <text:p>2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1" table:style-name="ce7">
            <text:p>11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18" table:style-name="ce7">
            <text:p>18</text:p>
          </table:table-cell>
          <table:table-cell office:value-type="float" office:value="0" table:style-name="ce7">
            <text:p>0</text:p>
          </table:table-cell>
          <table:table-cell office:value-type="float" office:value="18" table:style-name="ce7">
            <text:p>1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1" table:number-columns-spanned="1" table:number-rows-spanned="2" table:style-name="ce15">
            <text:p>1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1" table:style-name="ce7">
            <text:p>11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16" table:style-name="ce7">
            <text:p>16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7">
            <text:p>1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table-cell office:value-type="float" office:value="99" table:number-columns-spanned="1" table:number-rows-spanned="4" table:style-name="ce18">
            <text:p>99</text:p>
          </table:table-cell>
          <table:table-cell office:value-type="float" office:value="2" table:number-columns-spanned="1" table:number-rows-spanned="2" table:style-name="ce15">
            <text:p>2</text:p>
          </table:table-cell>
          <table:table-cell office:value-type="string" table:style-name="ce8">
            <text:p>專任</text:p>
          </table:table-cell>
          <table:table-cell office:value-type="float" office:value="11" table:style-name="ce7">
            <text:p>11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8">
            <text:p>兼任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1" table:number-columns-spanned="1" table:number-rows-spanned="2" table:style-name="ce15">
            <text:p>1</text:p>
          </table:table-cell>
          <table:table-cell office:value-type="string" table:style-name="ce8">
            <text:p>專任</text:p>
          </table:table-cell>
          <table:table-cell office:value-type="float" office:value="11" table:style-name="ce7">
            <text:p>11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8">
            <text:p>兼任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7-07T03:22:26Z</meta:creation-date>
    <dc:date>2016-08-24T13:34:30Z</dc:date>
    <meta:print-date>2016-08-24T13:34:20Z</meta:print-date>
  </office:meta>
</office:document-meta>
</file>